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standard">
      <style:graphic-properties svg:stroke-color="#ffcc00" draw:fill="solid"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color="#000000" draw:fill="solid" draw:fill-color="#aecf00" draw:textarea-horizontal-align="justify" draw:textarea-vertical-align="middle" draw:auto-grow-height="false"/>
    </style:style>
    <style:style style:name="gr6" style:family="graphic" style:parent-style-name="standard">
      <style:graphic-properties svg:stroke-color="#000000" draw:fill="solid" draw:fill-color="#ffffff" draw:textarea-horizontal-align="justify" draw:textarea-vertical-align="middle" draw:auto-grow-height="false" fo:min-height="6.398cm" fo:min-width="14.149cm"/>
    </style:style>
    <style:style style:name="gr7" style:family="graphic" style:parent-style-name="standard">
      <style:graphic-properties svg:stroke-color="#ffcc00" draw:fill="solid" draw:fill-color="#ffff99" draw:textarea-horizontal-align="justify" draw:textarea-vertical-align="middle" draw:auto-grow-height="false" fo:min-height="1.53cm" fo:min-width="1.279cm"/>
    </style:style>
    <style:style style:name="gr8" style:family="graphic" style:parent-style-name="standard">
      <style:graphic-properties draw:textarea-horizontal-align="justify" draw:textarea-vertical-align="middle" draw:auto-grow-height="false" fo:min-height="0.862cm" fo:min-width="1.025cm"/>
    </style:style>
    <style:style style:name="gr9" style:family="graphic" style:parent-style-name="standard">
      <style:graphic-properties draw:textarea-horizontal-align="justify" draw:textarea-vertical-align="middle" draw:auto-grow-height="false" fo:min-height="0.766cm" fo:min-width="1.913cm"/>
    </style:style>
    <style:style style:name="gr10" style:family="graphic" style:parent-style-name="standard">
      <style:graphic-properties svg:stroke-color="#000000" draw:fill="solid" draw:fill-color="#aecf00" draw:textarea-horizontal-align="justify" draw:textarea-vertical-align="middle" draw:auto-grow-height="false" fo:min-height="0.766cm" fo:min-width="1.913cm"/>
    </style:style>
    <style:style style:name="gr11" style:family="graphic" style:parent-style-name="standard">
      <style:graphic-properties svg:stroke-color="#ffcc00" draw:fill="solid" draw:fill-color="#ffff99" draw:textarea-horizontal-align="justify" draw:textarea-vertical-align="middle" draw:auto-grow-height="false" fo:min-height="1.53cm" fo:min-width="1.152cm"/>
    </style:style>
    <style:style style:name="gr12" style:family="graphic" style:parent-style-name="standard">
      <style:graphic-properties draw:fill-color="#eeeeee" draw:opacity="49%" draw:textarea-horizontal-align="justify" draw:textarea-vertical-align="middle" draw:auto-grow-height="false" fo:min-height="1.356cm" fo:min-width="3.265cm"/>
    </style:style>
    <style:style style:name="gr13" style:family="graphic" style:parent-style-name="standard">
      <style:graphic-properties svg:stroke-color="#000000" draw:fill="solid" draw:fill-color="#ffffff" draw:textarea-horizontal-align="justify" draw:textarea-vertical-align="middle" draw:auto-grow-height="false" fo:min-height="7.66cm" fo:min-width="14.013cm"/>
    </style:style>
    <style:style style:name="gr14" style:family="graphic" style:parent-style-name="standard">
      <style:graphic-properties svg:stroke-color="#000000" draw:fill="none" draw:textarea-horizontal-align="justify" draw:textarea-vertical-align="middle" draw:auto-grow-height="false" fo:min-height="10.867cm" fo:min-width="15.824cm"/>
    </style:style>
    <style:style style:name="gr15" style:family="graphic" style:parent-style-name="standard">
      <style:graphic-properties svg:stroke-width="0.035cm" svg:stroke-color="#000000" draw:marker-start-width="0.252cm" draw:marker-end-width="0.252cm" draw:fill="solid" draw:fill-color="#b4c7dc" draw:textarea-horizontal-align="justify" draw:textarea-vertical-align="middle" draw:auto-grow-height="false" fo:min-height="1.435cm" fo:min-width="5.249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color="#ffffa6" draw:textarea-horizontal-align="justify" draw:textarea-vertical-align="middle" draw:auto-grow-height="false" fo:min-height="2.441cm" fo:min-width="1.914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color="#ffffa6" draw:textarea-horizontal-align="justify" draw:textarea-vertical-align="middle" draw:auto-grow-height="false" fo:min-height="2.407cm" fo:min-width="1.88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solid" draw:fill-color="#afd095" draw:textarea-horizontal-align="justify" draw:textarea-vertical-align="middle" draw:auto-grow-height="false" fo:min-height="1.435cm" fo:min-width="5.249cm" fo:padding-top="0.142cm" fo:padding-bottom="0.142cm" fo:padding-left="0.267cm" fo:padding-right="0.267cm"/>
    </style:style>
    <style:style style:name="gr19" style:family="graphic" style:parent-style-name="objectwithoutfill">
      <style:graphic-properties draw:marker-start="Arrow" draw:marker-start-width="0.3cm" draw:marker-end="Arrow" draw:marker-end-width="0.3cm" draw:fill="none" draw:textarea-vertical-align="middle"/>
    </style:style>
    <style:style style:name="gr20" style:family="graphic" style:parent-style-name="objectwithoutfill">
      <style:graphic-properties draw:stroke="dash" draw:stroke-dash="Fine_20_Dashed" draw:marker-end="Short_20_line_20_Arrow" draw:marker-end-width="0.3cm" draw:fill="none" draw:textarea-vertical-align="middle"/>
    </style:style>
    <style:style style:name="gr21" style:family="graphic" style:parent-style-name="standard">
      <style:graphic-properties svg:stroke-color="#000000" draw:fill-color="#000000" draw:textarea-horizontal-align="justify" draw:textarea-vertical-align="middle" draw:auto-grow-height="false" fo:min-height="0.258cm" fo:min-width="2.552cm"/>
    </style:style>
    <style:style style:name="gr22" style:family="graphic" style:parent-style-name="standard">
      <style:graphic-properties svg:stroke-color="#000000" draw:fill-color="#cccccc" draw:textarea-horizontal-align="justify" draw:textarea-vertical-align="middle" draw:auto-grow-height="false" fo:min-height="1.069cm" fo:min-width="2.073cm" fo:wrap-option="no-wrap"/>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ffff99"/>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agraph-properties fo:text-align="center"/>
      <style:text-properties fo:font-size="12pt" style:font-size-asian="12pt" style:font-size-complex="12pt"/>
    </style:style>
    <style:style style:name="P5" style:family="paragraph">
      <loext:graphic-properties draw:fill="none"/>
      <style:paragraph-properties fo:text-align="center"/>
    </style:style>
    <style:style style:name="P6" style:family="paragraph">
      <loext:graphic-properties draw:fill="solid" draw:fill-color="#aecf00"/>
      <style:paragraph-properties fo:text-align="center"/>
      <style:text-properties fo:font-size="12pt" style:font-size-asian="12pt" style:font-size-complex="12pt"/>
    </style:style>
    <style:style style:name="P7" style:family="paragraph">
      <loext:graphic-properties draw:fill="solid" draw:fill-color="#ffff99"/>
      <style:paragraph-properties fo:text-align="center"/>
      <style:text-properties fo:font-size="12pt" style:font-size-asian="12pt" style:font-size-complex="12pt"/>
    </style:style>
    <style:style style:name="P8" style:family="paragraph">
      <style:paragraph-properties fo:text-align="center"/>
      <style:text-properties fo:font-size="12pt" fo:font-weight="bold" style:font-size-asian="12pt" style:font-weight-asian="bold" style:font-size-complex="12pt" style:font-weight-complex="bold"/>
    </style:style>
    <style:style style:name="P9" style:family="paragraph">
      <loext:graphic-properties draw:fill-color="#eeeeee" draw:opacity="49%"/>
      <style:paragraph-properties fo:text-align="center"/>
      <style:text-properties fo:font-size="12pt" fo:font-weight="bold" style:font-size-asian="12pt" style:font-weight-asian="bold" style:font-size-complex="12pt" style:font-weight-complex="bold"/>
    </style:style>
    <style:style style:name="P10" style:family="paragraph">
      <style:paragraph-properties fo:text-align="center"/>
      <style:text-properties fo:font-style="italic" style:font-style-asian="italic" style:font-style-complex="italic"/>
    </style:style>
    <style:style style:name="P11" style:family="paragraph">
      <loext:graphic-properties draw:fill="solid" draw:fill-color="#b4c7dc"/>
      <style:paragraph-properties fo:text-align="center"/>
      <style:text-properties fo:font-style="italic" style:font-style-asian="italic" style:font-style-complex="italic"/>
    </style:style>
    <style:style style:name="P12" style:family="paragraph">
      <loext:graphic-properties draw:fill-color="#ffffa6"/>
      <style:paragraph-properties fo:text-align="center"/>
    </style:style>
    <style:style style:name="P13" style:family="paragraph">
      <loext:graphic-properties draw:fill-color="#ffffa6"/>
      <style:paragraph-properties fo:text-align="center"/>
      <style:text-properties fo:font-style="italic" style:font-style-asian="italic" style:font-style-complex="italic"/>
    </style:style>
    <style:style style:name="P14" style:family="paragraph">
      <loext:graphic-properties draw:fill="solid" draw:fill-color="#afd095"/>
      <style:paragraph-properties fo:text-align="center"/>
    </style:style>
    <style:style style:name="P15" style:family="paragraph">
      <loext:graphic-properties draw:fill="solid" draw:fill-color="#b4c7dc"/>
      <style:paragraph-properties fo:text-align="center"/>
    </style:style>
    <style:style style:name="P16" style:family="paragraph">
      <loext:graphic-properties draw:fill="solid" draw:fill-color="#afd095"/>
      <style:paragraph-properties fo:text-align="center"/>
      <style:text-properties fo:font-style="italic" style:font-style-asian="italic" style:font-style-complex="italic"/>
    </style:style>
    <style:style style:name="P17" style:family="paragraph">
      <loext:graphic-properties draw:fill-color="#000000"/>
      <style:paragraph-properties fo:text-align="center"/>
    </style:style>
    <style:style style:name="P18" style:family="paragraph">
      <loext:graphic-properties draw:fill-color="#cccccc"/>
      <style:paragraph-properties fo:text-align="center"/>
    </style:style>
    <style:style style:name="T1" style:family="text">
      <style:text-properties fo:font-size="12pt" fo:font-style="italic" fo:font-weight="bold" style:font-size-asian="12pt" style:font-style-asian="italic" style:font-weight-asian="bold" style:font-size-complex="12pt" style:font-style-complex="italic" style:font-weight-complex="bold"/>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0.5pt" style:font-size-asian="10.5pt" style:font-size-complex="10.5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5.367cm" svg:height="7.366cm" svg:x="2.651cm" svg:y="1cm">
            <text:p text:style-name="P1"/>
            <text:p text:style-name="P1">Back End </text:p>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3" draw:id="id13" draw:layer="layout" svg:width="1.778cm" svg:height="2.016cm" svg:x="9.89cm" svg:y="5.953cm">
            <text:p text:style-name="P1"><text:span text:style-name="T1">Job</text:span></text:p>
            <text:p text:style-name="P1"><text:span text:style-name="T1">Context </text:span></text:p>
            <text:p text:style-name="P1"><text:span text:style-name="T1">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4" xml:id="id1" draw:id="id1" draw:layer="layout" svg:width="1.524cm" svg:height="1.778cm" svg:x="3.286cm" svg:y="2.397cm">
            <text:p text:style-name="P1"><text:span text:style-name="T2">Input</text:span></text:p>
            <text:p text:style-name="P1"><text:span text:style-name="T2">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2" draw:id="id2" draw:layer="layout" svg:width="2.413cm" svg:height="1.016cm" svg:x="5.953cm" svg:y="2.778cm">
            <text:p text:style-name="P1"><text:span text:style-name="T2">Process 1</text:span></text:p>
            <draw:enhanced-geometry svg:viewBox="0 0 21600 21600" draw:type="rectangle" draw:enhanced-path="M 0 0 L 21600 0 21600 21600 0 21600 0 0 Z N"/>
          </draw:custom-shape>
          <draw:connector draw:style-name="gr4" draw:text-style-name="P5" draw:layer="layout" svg:x1="4.81cm" svg:y1="3.286cm" svg:x2="5.953cm" svg:y2="3.286cm" draw:start-shape="id1" draw:start-glue-point="8" draw:end-shape="id2" draw:end-glue-point="3" svg:d="M4810 3286h1143" svg:viewBox="0 0 1144 1">
            <text:p/>
          </draw:connector>
          <draw:custom-shape draw:style-name="gr3" draw:text-style-name="P4" xml:id="id5" draw:id="id5" draw:layer="layout" svg:width="1.524cm" svg:height="1.778cm" svg:x="15.986cm" svg:y="2.397cm">
            <text:p text:style-name="P1"><text:span text:style-name="T2">Output</text:span></text:p>
            <text:p text:style-name="P1"><text:span text:style-name="T2">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3" draw:id="id3" draw:layer="layout" svg:width="2.413cm" svg:height="1.016cm" svg:x="9.255cm" svg:y="2.778cm">
            <text:p text:style-name="P1"><text:span text:style-name="T2">Process 2</text:span></text:p>
            <draw:enhanced-geometry svg:viewBox="0 0 21600 21600" draw:type="rectangle" draw:enhanced-path="M 0 0 L 21600 0 21600 21600 0 21600 0 0 Z N"/>
          </draw:custom-shape>
          <draw:custom-shape draw:style-name="gr3" draw:text-style-name="P4" xml:id="id4" draw:id="id4" draw:layer="layout" svg:width="2.413cm" svg:height="1.016cm" svg:x="12.557cm" svg:y="2.778cm">
            <text:p text:style-name="P1"><text:span text:style-name="T2">Process n</text:span></text:p>
            <draw:enhanced-geometry svg:viewBox="0 0 21600 21600" draw:type="rectangle" draw:enhanced-path="M 0 0 L 21600 0 21600 21600 0 21600 0 0 Z N"/>
          </draw:custom-shape>
          <draw:connector draw:style-name="gr4" draw:text-style-name="P5" xml:id="id9" draw:id="id9" draw:layer="layout" svg:x1="8.366cm" svg:y1="3.286cm" svg:x2="9.255cm" svg:y2="3.286cm" draw:start-shape="id2" draw:start-glue-point="1" draw:end-shape="id3" draw:end-glue-point="3" svg:d="M8366 3286h889" svg:viewBox="0 0 890 1">
            <text:p/>
          </draw:connector>
          <draw:connector draw:style-name="gr4" draw:text-style-name="P5" xml:id="id11" draw:id="id11" draw:layer="layout" svg:x1="11.668cm" svg:y1="3.286cm" svg:x2="12.557cm" svg:y2="3.286cm" draw:start-shape="id3" draw:start-glue-point="1" draw:end-shape="id4" draw:end-glue-point="3" svg:d="M11668 3286h889" svg:viewBox="0 0 890 1">
            <text:p/>
          </draw:connector>
          <draw:connector draw:style-name="gr4" draw:text-style-name="P5" draw:layer="layout" svg:x1="14.97cm" svg:y1="3.286cm" svg:x2="15.986cm" svg:y2="3.286cm" draw:start-shape="id4" draw:start-glue-point="1" draw:end-shape="id5" draw:end-glue-point="6" svg:d="M14970 3286h1016" svg:viewBox="0 0 1017 1">
            <text:p/>
          </draw:connector>
          <draw:custom-shape draw:style-name="gr5" draw:text-style-name="P6" xml:id="id6" draw:id="id6" draw:layer="layout" svg:width="2.413cm" svg:height="1.016cm" svg:x="5.953cm" svg:y="4.556cm">
            <text:p text:style-name="P1"><text:span text:style-name="T2">Capture P</text:span><text:span text:style-name="T3">1</text:span></text:p>
            <draw:enhanced-geometry svg:viewBox="0 0 21600 21600" draw:type="rectangle" draw:enhanced-path="M 0 0 L 21600 0 21600 21600 0 21600 0 0 Z N"/>
          </draw:custom-shape>
          <draw:custom-shape draw:style-name="gr5" draw:text-style-name="P6" xml:id="id7" draw:id="id7" draw:layer="layout" svg:width="2.413cm" svg:height="1.016cm" svg:x="9.255cm" svg:y="4.556cm">
            <text:p text:style-name="P1"><text:span text:style-name="T2">Capture P</text:span><text:span text:style-name="T4">2</text:span></text:p>
            <draw:enhanced-geometry svg:viewBox="0 0 21600 21600" draw:type="rectangle" draw:enhanced-path="M 0 0 L 21600 0 21600 21600 0 21600 0 0 Z N"/>
          </draw:custom-shape>
          <draw:custom-shape draw:style-name="gr5" draw:text-style-name="P6" xml:id="id8" draw:id="id8" draw:layer="layout" svg:width="2.413cm" svg:height="1.016cm" svg:x="12.557cm" svg:y="4.556cm">
            <text:p text:style-name="P1"><text:span text:style-name="T2">Capture P</text:span><text:span text:style-name="T4">n</text:span></text:p>
            <draw:enhanced-geometry svg:viewBox="0 0 21600 21600" draw:type="rectangle" draw:enhanced-path="M 0 0 L 21600 0 21600 21600 0 21600 0 0 Z N"/>
          </draw:custom-shape>
          <draw:connector draw:style-name="gr4" draw:text-style-name="P5" draw:layer="layout" svg:x1="4.048cm" svg:y1="4.175cm" svg:x2="5.953cm" svg:y2="5.064cm" draw:start-shape="id1" draw:start-glue-point="7" draw:end-shape="id6" draw:end-glue-point="3" svg:d="M4048 4175v889h1905" svg:viewBox="0 0 1906 890">
            <text:p/>
          </draw:connector>
          <draw:connector draw:style-name="gr4" draw:text-style-name="P5" draw:layer="layout" svg:x1="7.159cm" svg:y1="3.794cm" svg:x2="7.159cm" svg:y2="4.556cm" draw:start-shape="id2" draw:start-glue-point="2" draw:end-shape="id6" draw:end-glue-point="0" svg:d="M7159 3794v762" svg:viewBox="0 0 1 763">
            <text:p/>
          </draw:connector>
          <draw:connector draw:style-name="gr4" draw:text-style-name="P5" xml:id="id10" draw:id="id10" draw:layer="layout" svg:x1="8.366cm" svg:y1="5.064cm" svg:x2="9.255cm" svg:y2="5.064cm" draw:start-shape="id6" draw:start-glue-point="1" draw:end-shape="id7" draw:end-glue-point="3" svg:d="M8366 5064h889" svg:viewBox="0 0 890 1">
            <text:p/>
          </draw:connector>
          <draw:connector draw:style-name="gr4" draw:text-style-name="P5" draw:layer="layout" svg:x1="10.461cm" svg:y1="3.794cm" svg:x2="10.461cm" svg:y2="4.556cm" draw:start-shape="id3" draw:start-glue-point="2" draw:end-shape="id7" draw:end-glue-point="0" svg:d="M10461 3794v762" svg:viewBox="0 0 1 763">
            <text:p/>
          </draw:connector>
          <draw:connector draw:style-name="gr4" draw:text-style-name="P5" xml:id="id12" draw:id="id12" draw:layer="layout" svg:x1="11.668cm" svg:y1="5.064cm" svg:x2="12.557cm" svg:y2="5.064cm" draw:start-shape="id7" draw:start-glue-point="1" draw:end-shape="id8" draw:end-glue-point="3" svg:d="M11668 5064h889" svg:viewBox="0 0 890 1">
            <text:p/>
          </draw:connector>
          <draw:connector draw:style-name="gr4" draw:text-style-name="P5" draw:layer="layout" svg:x1="8.81cm" svg:y1="3.286cm" svg:x2="8.81cm" svg:y2="5.064cm" draw:start-shape="id9" draw:start-glue-point="0" draw:end-shape="id10" draw:end-glue-point="0" svg:d="M8810 3286v1778" svg:viewBox="0 0 1 1779">
            <text:p/>
          </draw:connector>
          <draw:connector draw:style-name="gr4" draw:text-style-name="P5" draw:layer="layout" svg:x1="12.112cm" svg:y1="3.286cm" svg:x2="12.112cm" svg:y2="5.064cm" draw:start-shape="id11" draw:start-glue-point="0" draw:end-shape="id12" draw:end-glue-point="0" svg:d="M12112 3286v1778" svg:viewBox="0 0 1 1779">
            <text:p/>
          </draw:connector>
          <draw:connector draw:style-name="gr4" draw:text-style-name="P5" draw:layer="layout" svg:x1="14.97cm" svg:y1="5.064cm" svg:x2="14.843cm" svg:y2="6.961cm" draw:start-shape="id8" draw:start-glue-point="1" svg:d="M14970 5064h500v1897h-627" svg:viewBox="0 0 628 1898">
            <text:p/>
          </draw:connector>
          <draw:connector draw:style-name="gr4" draw:text-style-name="P5" draw:layer="layout" draw:line-skew="1.15cm" svg:x1="16.748cm" svg:y1="4.175cm" svg:x2="14.843cm" svg:y2="6.961cm" draw:start-shape="id5" draw:start-glue-point="7" svg:d="M16748 4175v2794h-1905v-8" svg:viewBox="0 0 1906 2795">
            <text:p/>
          </draw:connector>
          <draw:connector draw:style-name="gr4" draw:text-style-name="P5" draw:layer="layout" svg:x1="13.763cm" svg:y1="3.794cm" svg:x2="13.763cm" svg:y2="4.556cm" draw:start-shape="id4" draw:start-glue-point="2" draw:end-shape="id8" draw:end-glue-point="0" svg:d="M13763 3794v762" svg:viewBox="0 0 1 763">
            <text:p/>
          </draw:connector>
          <draw:connector draw:style-name="gr4" draw:text-style-name="P5" draw:layer="layout" svg:x1="13.192cm" svg:y1="6.961cm" svg:x2="11.668cm" svg:y2="6.961cm" draw:end-shape="id13" draw:end-glue-point="7" svg:d="M13192 6961h-1524" svg:viewBox="0 0 1525 1">
            <text:p/>
          </draw:connector>
          <draw:custom-shape draw:style-name="gr5" draw:text-style-name="P6" xml:id="id14" draw:id="id14" draw:layer="layout" svg:width="2.413cm" svg:height="1.016cm" svg:x="3.413cm" svg:y="6.461cm">
            <text:p text:style-name="P1"><text:span text:style-name="T2">Back End </text:span></text:p>
            <text:p text:style-name="P1"><text:span text:style-name="T2">Capturing</text:span></text:p>
            <draw:enhanced-geometry svg:viewBox="0 0 21600 21600" draw:type="rectangle" draw:enhanced-path="M 0 0 L 21600 0 21600 21600 0 21600 0 0 Z N"/>
          </draw:custom-shape>
          <draw:connector draw:style-name="gr4" draw:text-style-name="P5" draw:layer="layout" svg:x1="5.826cm" svg:y1="6.969cm" svg:x2="7.096cm" svg:y2="6.961cm" draw:start-shape="id14" draw:start-glue-point="1" draw:end-shape="id15" draw:end-glue-point="5" svg:d="M5826 6969h634v-8h636" svg:viewBox="0 0 1271 9">
            <text:p/>
          </draw:connector>
          <draw:connector draw:style-name="gr4" draw:text-style-name="P5" draw:layer="layout" svg:x1="8.747cm" svg:y1="6.961cm" svg:x2="9.89cm" svg:y2="6.961cm" draw:end-shape="id13" draw:end-glue-point="5" svg:d="M8747 6961h1143" svg:viewBox="0 0 1144 1">
            <text:p/>
          </draw:connector>
          <draw:custom-shape draw:style-name="gr2" draw:text-style-name="P7" draw:layer="layout" svg:width="1.651cm" svg:height="2.016cm" svg:x="13.192cm" svg:y="5.969cm">
            <text:p text:style-name="P1"><text:span text:style-name="T2">Process</text:span></text:p>
            <text:p text:style-name="P1"><text:span text:style-name="T2">Context </text:span></text:p>
            <text:p text:style-name="P1"><text:span text:style-name="T2">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7" xml:id="id15" draw:id="id15" draw:layer="layout" svg:width="1.651cm" svg:height="2.016cm" svg:x="7.096cm" svg:y="5.953cm">
            <text:p text:style-name="P1"><text:span text:style-name="T2">Env.</text:span></text:p>
            <text:p text:style-name="P1"><text:span text:style-name="T2">Context </text:span></text:p>
            <text:p text:style-name="P1"><text:span text:style-name="T2">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custom-shape draw:style-name="gr1" draw:text-style-name="P2" draw:layer="layout" svg:width="15.367cm" svg:height="7.366cm" svg:x="2.397cm" svg:y="10.525cm">
              <text:p text:style-name="P1"/>
              <text:p text:style-name="P1">Back End </text:p>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0" draw:id="id20" draw:layer="layout" svg:width="1.778cm" svg:height="2.016cm" svg:x="9.636cm" svg:y="15.478cm">
              <text:p text:style-name="P1"><text:span text:style-name="T1">Job</text:span></text:p>
              <text:p text:style-name="P1"><text:span text:style-name="T1">Context </text:span></text:p>
              <text:p text:style-name="P1"><text:span text:style-name="T1">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4" xml:id="id16" draw:id="id16" draw:layer="layout" svg:width="1.524cm" svg:height="1.778cm" svg:x="3.032cm" svg:y="11.922cm">
              <text:p text:style-name="P1"><text:span text:style-name="T2">Input</text:span></text:p>
              <text:p text:style-name="P1"><text:span text:style-name="T2">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17" draw:id="id17" draw:layer="layout" svg:width="2.413cm" svg:height="1.016cm" svg:x="9.001cm" svg:y="12.303cm">
              <text:p text:style-name="P1"><text:span text:style-name="T2">Processes</text:span></text:p>
              <draw:enhanced-geometry svg:viewBox="0 0 21600 21600" draw:type="rectangle" draw:enhanced-path="M 0 0 L 21600 0 21600 21600 0 21600 0 0 Z N"/>
            </draw:custom-shape>
            <draw:connector draw:style-name="gr4" draw:text-style-name="P5" draw:layer="layout" svg:x1="4.556cm" svg:y1="12.811cm" svg:x2="9.001cm" svg:y2="12.811cm" draw:start-shape="id16" draw:start-glue-point="8" draw:end-shape="id17" draw:end-glue-point="3" svg:d="M4556 12811h4445" svg:viewBox="0 0 4446 1">
              <text:p/>
            </draw:connector>
            <draw:custom-shape draw:style-name="gr3" draw:text-style-name="P4" xml:id="id18" draw:id="id18" draw:layer="layout" svg:width="1.524cm" svg:height="1.778cm" svg:x="15.732cm" svg:y="11.922cm">
              <text:p text:style-name="P1"><text:span text:style-name="T2">Output</text:span></text:p>
              <text:p text:style-name="P1"><text:span text:style-name="T2">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svg:x1="11.414cm" svg:y1="12.811cm" svg:x2="15.732cm" svg:y2="12.811cm" draw:start-shape="id17" draw:start-glue-point="1" draw:end-shape="id18" draw:end-glue-point="6" svg:d="M11414 12811h4318" svg:viewBox="0 0 4319 1">
              <text:p/>
            </draw:connector>
            <draw:custom-shape draw:style-name="gr5" draw:text-style-name="P6" xml:id="id19" draw:id="id19" draw:layer="layout" svg:width="2.413cm" svg:height="1.016cm" svg:x="9.001cm" svg:y="14.081cm">
              <text:p text:style-name="P1"><text:span text:style-name="T2">Capture</text:span></text:p>
              <text:p text:style-name="P1"><text:span text:style-name="T2">Processes</text:span></text:p>
              <draw:enhanced-geometry svg:viewBox="0 0 21600 21600" draw:type="rectangle" draw:enhanced-path="M 0 0 L 21600 0 21600 21600 0 21600 0 0 Z N"/>
            </draw:custom-shape>
            <draw:connector draw:style-name="gr4" draw:text-style-name="P5" draw:layer="layout" svg:x1="3.794cm" svg:y1="13.7cm" svg:x2="9.001cm" svg:y2="14.589cm" draw:start-shape="id16" draw:start-glue-point="7" draw:end-shape="id19" draw:end-glue-point="3" svg:d="M3794 13700v889h5207" svg:viewBox="0 0 5208 890">
              <text:p/>
            </draw:connector>
            <draw:connector draw:style-name="gr4" draw:text-style-name="P5" draw:layer="layout" svg:x1="10.207cm" svg:y1="13.319cm" svg:x2="10.207cm" svg:y2="14.081cm" draw:start-shape="id17" draw:start-glue-point="2" draw:end-shape="id19" draw:end-glue-point="0" svg:d="M10207 13319v762" svg:viewBox="0 0 1 763">
              <text:p/>
            </draw:connector>
            <draw:connector draw:style-name="gr4" draw:text-style-name="P5" draw:layer="layout" draw:line-skew="2.099cm" svg:x1="11.414cm" svg:y1="14.589cm" svg:x2="14.589cm" svg:y2="16.486cm" draw:start-shape="id19" draw:start-glue-point="1" svg:d="M11414 14589h3937v1897h-762" svg:viewBox="0 0 3938 1898">
              <text:p/>
            </draw:connector>
            <draw:connector draw:style-name="gr4" draw:text-style-name="P5" draw:layer="layout" draw:line-skew="1.15cm" svg:x1="16.494cm" svg:y1="13.7cm" svg:x2="14.589cm" svg:y2="16.486cm" draw:start-shape="id18" draw:start-glue-point="7" svg:d="M16494 13700v2794h-1905v-8" svg:viewBox="0 0 1906 2795">
              <text:p/>
            </draw:connector>
            <draw:connector draw:style-name="gr4" draw:text-style-name="P5" draw:layer="layout" svg:x1="12.938cm" svg:y1="16.486cm" svg:x2="11.414cm" svg:y2="16.486cm" draw:end-shape="id20" draw:end-glue-point="7" svg:d="M12938 16486h-1524" svg:viewBox="0 0 1525 1">
              <text:p/>
            </draw:connector>
            <draw:custom-shape draw:style-name="gr5" draw:text-style-name="P6" xml:id="id21" draw:id="id21" draw:layer="layout" svg:width="2.413cm" svg:height="1.016cm" svg:x="3.159cm" svg:y="15.986cm">
              <text:p text:style-name="P1"><text:span text:style-name="T2">Back End </text:span></text:p>
              <text:p text:style-name="P1"><text:span text:style-name="T2">Capturing</text:span></text:p>
              <draw:enhanced-geometry svg:viewBox="0 0 21600 21600" draw:type="rectangle" draw:enhanced-path="M 0 0 L 21600 0 21600 21600 0 21600 0 0 Z N"/>
            </draw:custom-shape>
            <draw:connector draw:style-name="gr4" draw:text-style-name="P5" draw:layer="layout" svg:x1="5.572cm" svg:y1="16.494cm" svg:x2="6.842cm" svg:y2="16.486cm" draw:start-shape="id21" draw:start-glue-point="1" draw:end-shape="id22" draw:end-glue-point="5" svg:d="M5572 16494h634v-8h636" svg:viewBox="0 0 1271 9">
              <text:p/>
            </draw:connector>
            <draw:connector draw:style-name="gr4" draw:text-style-name="P5" draw:layer="layout" svg:x1="8.493cm" svg:y1="16.486cm" svg:x2="9.636cm" svg:y2="16.486cm" draw:end-shape="id20" draw:end-glue-point="5" svg:d="M8493 16486h1143" svg:viewBox="0 0 1144 1">
              <text:p/>
            </draw:connector>
            <draw:custom-shape draw:style-name="gr2" draw:text-style-name="P7" draw:layer="layout" svg:width="1.651cm" svg:height="2.016cm" svg:x="12.938cm" svg:y="15.494cm">
              <text:p text:style-name="P1"><text:span text:style-name="T2">Process</text:span></text:p>
              <text:p text:style-name="P1"><text:span text:style-name="T2">Context </text:span></text:p>
              <text:p text:style-name="P1"><text:span text:style-name="T2">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7" xml:id="id22" draw:id="id22" draw:layer="layout" svg:width="1.651cm" svg:height="2.016cm" svg:x="6.842cm" svg:y="15.478cm">
              <text:p text:style-name="P1"><text:span text:style-name="T2">Env.</text:span></text:p>
              <text:p text:style-name="P1"><text:span text:style-name="T2">Context </text:span></text:p>
              <text:p text:style-name="P1"><text:span text:style-name="T2">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custom-shape draw:style-name="gr6" draw:text-style-name="P2" draw:layer="layout" svg:width="15.367cm" svg:height="7.366cm" svg:x="2.524cm" svg:y="19.161cm">
            <text:p text:style-name="P1"/>
            <text:p text:style-name="P1">EODC Back End</text:p>
            <text:p text:style-name="P1"><text:s/></text:p>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27" draw:id="id27" draw:layer="layout" svg:width="1.778cm" svg:height="2.016cm" svg:x="9.763cm" svg:y="24.368cm">
            <text:p text:style-name="P1"><text:span text:style-name="T1">Job</text:span></text:p>
            <text:p text:style-name="P1"><text:span text:style-name="T1">Context </text:span></text:p>
            <text:p text:style-name="P1"><text:span text:style-name="T1">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4" xml:id="id23" draw:id="id23" draw:layer="layout" svg:width="1.524cm" svg:height="1.778cm" svg:x="3.159cm" svg:y="20.558cm">
            <text:p text:style-name="P1"><text:span text:style-name="T2">Input</text:span></text:p>
            <text:p text:style-name="P1"><text:span text:style-name="T2">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4" draw:layer="layout" svg:width="2.413cm" svg:height="1.016cm" svg:x="9.128cm" svg:y="21.193cm">
            <text:p text:style-name="P1"><text:span text:style-name="T2">Processes</text:span></text:p>
            <draw:enhanced-geometry svg:viewBox="0 0 21600 21600" draw:type="rectangle" draw:enhanced-path="M 0 0 L 21600 0 21600 21600 0 21600 0 0 Z N"/>
          </draw:custom-shape>
          <draw:connector draw:style-name="gr4" draw:text-style-name="P5" draw:layer="layout" svg:x1="4.683cm" svg:y1="21.447cm" svg:x2="8.366cm" svg:y2="21.447cm" draw:start-shape="id23" draw:start-glue-point="8" draw:end-shape="id24" draw:end-glue-point="3" svg:d="M4683 21447h3683" svg:viewBox="0 0 3684 1">
            <text:p/>
          </draw:connector>
          <draw:custom-shape draw:style-name="gr8" draw:text-style-name="P4" xml:id="id25" draw:id="id25" draw:layer="layout" svg:width="1.524cm" svg:height="1.778cm" svg:x="15.859cm" svg:y="20.558cm">
            <text:p text:style-name="P1"><text:span text:style-name="T2">Output</text:span></text:p>
            <text:p text:style-name="P1"><text:span text:style-name="T2">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svg:x1="12.303cm" svg:y1="21.447cm" svg:x2="15.859cm" svg:y2="21.447cm" draw:start-shape="id24" draw:start-glue-point="1" draw:end-shape="id25" draw:end-glue-point="6" svg:d="M12303 21447h3556" svg:viewBox="0 0 3557 1">
            <text:p/>
          </draw:connector>
          <draw:custom-shape draw:style-name="gr10" draw:text-style-name="P6" xml:id="id26" draw:id="id26" draw:layer="layout" svg:width="2.413cm" svg:height="1.016cm" svg:x="9.128cm" svg:y="22.971cm">
            <text:p text:style-name="P1"><text:span text:style-name="T2">Capture</text:span></text:p>
            <text:p text:style-name="P1"><text:span text:style-name="T2">Processes</text:span></text:p>
            <draw:enhanced-geometry svg:viewBox="0 0 21600 21600" draw:type="rectangle" draw:enhanced-path="M 0 0 L 21600 0 21600 21600 0 21600 0 0 Z N"/>
          </draw:custom-shape>
          <draw:connector draw:style-name="gr4" draw:text-style-name="P5" draw:layer="layout" svg:x1="3.921cm" svg:y1="22.336cm" svg:x2="9.128cm" svg:y2="23.479cm" draw:start-shape="id23" draw:start-glue-point="7" draw:end-shape="id26" draw:end-glue-point="3" svg:d="M3921 22336v1143h5207" svg:viewBox="0 0 5208 1144">
            <text:p/>
          </draw:connector>
          <draw:connector draw:style-name="gr4" draw:text-style-name="P5" draw:layer="layout" svg:x1="10.334cm" svg:y1="22.336cm" svg:x2="10.334cm" svg:y2="22.971cm" draw:start-shape="id24" draw:start-glue-point="2" draw:end-shape="id26" draw:end-glue-point="0" svg:d="M10334 22336v635" svg:viewBox="0 0 1 636">
            <text:p/>
          </draw:connector>
          <draw:connector draw:style-name="gr4" draw:text-style-name="P5" draw:layer="layout" draw:line-skew="2.099cm" svg:x1="11.541cm" svg:y1="23.479cm" svg:x2="14.716cm" svg:y2="25.376cm" draw:start-shape="id26" draw:start-glue-point="1" svg:d="M11541 23479h3937v1897h-762" svg:viewBox="0 0 3938 1898">
            <text:p/>
          </draw:connector>
          <draw:connector draw:style-name="gr4" draw:text-style-name="P5" draw:layer="layout" draw:line-skew="1.277cm" svg:x1="16.621cm" svg:y1="22.336cm" svg:x2="14.716cm" svg:y2="25.376cm" draw:start-shape="id25" draw:start-glue-point="7" svg:d="M16621 22336v3048h-1905v-8" svg:viewBox="0 0 1906 3049">
            <text:p/>
          </draw:connector>
          <draw:connector draw:style-name="gr4" draw:text-style-name="P5" draw:layer="layout" svg:x1="13.065cm" svg:y1="25.376cm" svg:x2="11.541cm" svg:y2="25.376cm" draw:end-shape="id27" draw:end-glue-point="7" svg:d="M13065 25376h-1524" svg:viewBox="0 0 1525 1">
            <text:p/>
          </draw:connector>
          <draw:custom-shape draw:style-name="gr10" draw:text-style-name="P6" xml:id="id28" draw:id="id28" draw:layer="layout" svg:width="2.413cm" svg:height="1.016cm" svg:x="3.286cm" svg:y="24.876cm">
            <text:p text:style-name="P1"><text:span text:style-name="T2">Back End </text:span></text:p>
            <text:p text:style-name="P1"><text:span text:style-name="T2">Capturing</text:span></text:p>
            <draw:enhanced-geometry svg:viewBox="0 0 21600 21600" draw:type="rectangle" draw:enhanced-path="M 0 0 L 21600 0 21600 21600 0 21600 0 0 Z N"/>
          </draw:custom-shape>
          <draw:connector draw:style-name="gr4" draw:text-style-name="P5" draw:layer="layout" svg:x1="5.699cm" svg:y1="25.384cm" svg:x2="6.969cm" svg:y2="25.376cm" draw:start-shape="id28" draw:start-glue-point="1" draw:end-shape="id29" draw:end-glue-point="5" svg:d="M5699 25384h634v-8h636" svg:viewBox="0 0 1271 9">
            <text:p/>
          </draw:connector>
          <draw:connector draw:style-name="gr4" draw:text-style-name="P5" draw:layer="layout" svg:x1="8.62cm" svg:y1="25.376cm" svg:x2="9.763cm" svg:y2="25.376cm" draw:end-shape="id27" draw:end-glue-point="5" svg:d="M8620 25376h1143" svg:viewBox="0 0 1144 1">
            <text:p/>
          </draw:connector>
          <draw:custom-shape draw:style-name="gr11" draw:text-style-name="P7" draw:layer="layout" svg:width="1.651cm" svg:height="2.016cm" svg:x="13.065cm" svg:y="24.384cm">
            <text:p text:style-name="P1"><text:span text:style-name="T2">Process</text:span></text:p>
            <text:p text:style-name="P1"><text:span text:style-name="T2">Context </text:span></text:p>
            <text:p text:style-name="P1"><text:span text:style-name="T2">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7" xml:id="id29" draw:id="id29" draw:layer="layout" svg:width="1.651cm" svg:height="2.016cm" svg:x="6.969cm" svg:y="24.368cm">
            <text:p text:style-name="P1"><text:span text:style-name="T2">Env.</text:span></text:p>
            <text:p text:style-name="P1"><text:span text:style-name="T2">Context </text:span></text:p>
            <text:p text:style-name="P1"><text:span text:style-name="T2">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9" xml:id="id24" draw:id="id24" draw:layer="layout" svg:width="3.937cm" svg:height="1.778cm" svg:x="8.366cm" svg:y="20.558cm">
            <text:p text:style-name="P8"><text:span text:style-name="T5">Noworkflow</text:span></text:p>
            <text:p text:style-name="P8"><text:span text:style-name="T5"/></text:p>
            <text:p text:style-name="P8"><text:span text:style-name="T5"/></text:p>
            <text:p text:style-name="P8"><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2" draw:style-name="dp1" draw:master-page-name="Default">
        <draw:g>
          <draw:custom-shape draw:style-name="gr13" draw:text-style-name="P2" draw:layer="layout" svg:width="15.367cm" svg:height="8.764cm" svg:x="2.651cm" svg:y="0.999cm">
            <text:p text:style-name="P1"/>
            <text:p text:style-name="P1">EODC Back End</text:p>
            <text:p text:style-name="P1"/>
            <text:p text:style-name="P1"/>
            <text:p text:style-name="P1"><text:s/></text:p>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35" draw:id="id35" draw:layer="layout" svg:width="1.778cm" svg:height="2.016cm" svg:x="10.017cm" svg:y="7.477cm">
            <text:p text:style-name="P1"><text:span text:style-name="T1">Job</text:span></text:p>
            <text:p text:style-name="P1"><text:span text:style-name="T1">Context </text:span></text:p>
            <text:p text:style-name="P1"><text:span text:style-name="T1">Model</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4" xml:id="id30" draw:id="id30" draw:layer="layout" svg:width="1.524cm" svg:height="1.778cm" svg:x="3.413cm" svg:y="2.523cm">
            <text:p text:style-name="P1"><text:span text:style-name="T2">Input</text:span></text:p>
            <text:p text:style-name="P1"><text:span text:style-name="T2">Data</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4" xml:id="id31" draw:id="id31" draw:layer="layout" svg:width="2.413cm" svg:height="1.016cm" svg:x="9.382cm" svg:y="2.904cm">
            <text:p text:style-name="P1"><text:span text:style-name="T2">Processes</text:span></text:p>
            <draw:enhanced-geometry svg:viewBox="0 0 21600 21600" draw:mirror-horizontal="false" draw:mirror-vertical="false" draw:type="rectangle" draw:enhanced-path="M 0 0 L 21600 0 21600 21600 0 21600 0 0 Z N"/>
          </draw:custom-shape>
          <draw:connector draw:style-name="gr4" draw:text-style-name="P5" draw:layer="layout" svg:x1="4.937cm" svg:y1="3.412cm" svg:x2="9.382cm" svg:y2="3.412cm" draw:start-shape="id30" draw:start-glue-point="8" draw:end-shape="id31" draw:end-glue-point="3" svg:d="M4937 3412h4445" svg:viewBox="0 0 4446 1">
            <text:p/>
          </draw:connector>
          <draw:custom-shape draw:style-name="gr8" draw:text-style-name="P4" xml:id="id32" draw:id="id32" draw:layer="layout" svg:width="1.524cm" svg:height="1.778cm" svg:x="16.24cm" svg:y="2.523cm">
            <text:p text:style-name="P1"><text:span text:style-name="T2">Output</text:span></text:p>
            <text:p text:style-name="P1"><text:span text:style-name="T2">Data</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svg:x1="11.795cm" svg:y1="3.412cm" svg:x2="16.24cm" svg:y2="3.412cm" draw:start-shape="id31" draw:start-glue-point="1" draw:end-shape="id32" draw:end-glue-point="6" svg:d="M11795 3412h4445" svg:viewBox="0 0 4446 1">
            <text:p/>
          </draw:connector>
          <draw:custom-shape draw:style-name="gr10" draw:text-style-name="P6" xml:id="id34" draw:id="id34" draw:layer="layout" svg:width="2.413cm" svg:height="1.016cm" svg:x="12.938cm" svg:y="5.063cm">
            <text:p text:style-name="P1"><text:span text:style-name="T2">Capture</text:span></text:p>
            <text:p text:style-name="P1"><text:span text:style-name="T2">Processes</text:span></text:p>
            <draw:enhanced-geometry svg:viewBox="0 0 21600 21600" draw:mirror-horizontal="false" draw:mirror-vertical="false" draw:type="rectangle" draw:enhanced-path="M 0 0 L 21600 0 21600 21600 0 21600 0 0 Z N"/>
          </draw:custom-shape>
          <draw:connector draw:style-name="gr4" draw:text-style-name="P5" draw:layer="layout" svg:x1="4.175cm" svg:y1="4.301cm" svg:x2="6.715cm" svg:y2="5.563cm" draw:start-shape="id30" draw:start-glue-point="7" draw:end-shape="id33" draw:end-glue-point="5" svg:d="M4175 4301v1262h2540" svg:viewBox="0 0 2541 1263">
            <text:p/>
          </draw:connector>
          <draw:connector draw:style-name="gr4" draw:text-style-name="P5" draw:layer="layout" draw:line-skew="0.388cm 0cm -0.261cm" svg:x1="10.588cm" svg:y1="3.92cm" svg:x2="7.541cm" svg:y2="4.555cm" draw:start-shape="id31" draw:start-glue-point="2" draw:end-shape="id33" draw:end-glue-point="4" svg:d="M10588 3920v889h-1714v-1016h-1333v762" svg:viewBox="0 0 3048 1017">
            <text:p/>
          </draw:connector>
          <draw:connector draw:style-name="gr4" draw:text-style-name="P5" draw:layer="layout" svg:x1="17.002cm" svg:y1="4.301cm" svg:x2="15.351cm" svg:y2="5.571cm" draw:start-shape="id32" draw:start-glue-point="7" draw:end-shape="id34" draw:end-glue-point="1" svg:d="M17002 4301v1270h-1651" svg:viewBox="0 0 1652 1271">
            <text:p/>
          </draw:connector>
          <draw:connector draw:style-name="gr4" draw:text-style-name="P5" draw:layer="layout" svg:x1="13.319cm" svg:y1="8.485cm" svg:x2="11.795cm" svg:y2="8.485cm" draw:end-shape="id35" draw:end-glue-point="7" svg:d="M13319 8485h-1524" svg:viewBox="0 0 1525 1">
            <text:p/>
          </draw:connector>
          <draw:custom-shape draw:style-name="gr10" draw:text-style-name="P6" xml:id="id36" draw:id="id36" draw:layer="layout" svg:width="2.413cm" svg:height="1.016cm" svg:x="3.54cm" svg:y="7.985cm">
            <text:p text:style-name="P1"><text:span text:style-name="T2">Back End </text:span></text:p>
            <text:p text:style-name="P1"><text:span text:style-name="T2">Capturing</text:span></text:p>
            <draw:enhanced-geometry svg:viewBox="0 0 21600 21600" draw:mirror-horizontal="false" draw:mirror-vertical="false" draw:type="rectangle" draw:enhanced-path="M 0 0 L 21600 0 21600 21600 0 21600 0 0 Z N"/>
          </draw:custom-shape>
          <draw:connector draw:style-name="gr4" draw:text-style-name="P5" draw:layer="layout" svg:x1="5.953cm" svg:y1="8.493cm" svg:x2="7.223cm" svg:y2="8.485cm" draw:start-shape="id36" draw:start-glue-point="1" draw:end-shape="id37" draw:end-glue-point="5" svg:d="M5953 8493h634v-8h636" svg:viewBox="0 0 1271 9">
            <text:p/>
          </draw:connector>
          <draw:connector draw:style-name="gr4" draw:text-style-name="P5" draw:layer="layout" svg:x1="8.874cm" svg:y1="8.485cm" svg:x2="10.017cm" svg:y2="8.485cm" draw:end-shape="id35" draw:end-glue-point="5" svg:d="M8874 8485h1143" svg:viewBox="0 0 1144 1">
            <text:p/>
          </draw:connector>
          <draw:custom-shape draw:style-name="gr11" draw:text-style-name="P7" xml:id="id38" draw:id="id38" draw:layer="layout" svg:width="1.651cm" svg:height="2.016cm" svg:x="13.319cm" svg:y="7.493cm">
            <text:p text:style-name="P1"><text:span text:style-name="T2">Process</text:span></text:p>
            <text:p text:style-name="P1"><text:span text:style-name="T2">Context </text:span></text:p>
            <text:p text:style-name="P1"><text:span text:style-name="T2">Model</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7" xml:id="id37" draw:id="id37" draw:layer="layout" svg:width="1.651cm" svg:height="2.016cm" svg:x="7.223cm" svg:y="7.477cm">
            <text:p text:style-name="P1"><text:span text:style-name="T2">Env.</text:span></text:p>
            <text:p text:style-name="P1"><text:span text:style-name="T2">Context </text:span></text:p>
            <text:p text:style-name="P1"><text:span text:style-name="T2">Model</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7" xml:id="id33" draw:id="id33" draw:layer="layout" svg:width="1.651cm" svg:height="2.016cm" svg:x="6.715cm" svg:y="4.555cm">
            <text:p text:style-name="P1"><text:span text:style-name="T2">Log</text:span></text:p>
            <text:p text:style-name="P1"><text:span text:style-name="T2">File</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5" draw:layer="layout" svg:x1="14.144cm" svg:y1="6.079cm" svg:x2="14.145cm" svg:y2="7.493cm" draw:start-shape="id34" draw:start-glue-point="2" draw:end-shape="id38" draw:end-glue-point="4" svg:d="M14144 6079v707h1v707" svg:viewBox="0 0 2 1415">
            <text:p/>
          </draw:connector>
          <draw:connector draw:style-name="gr4" draw:text-style-name="P5" draw:layer="layout" svg:x1="8.366cm" svg:y1="5.563cm" svg:x2="12.938cm" svg:y2="5.571cm" draw:start-shape="id33" draw:start-glue-point="7" draw:end-shape="id34" draw:end-glue-point="3" svg:d="M8366 5563h2286v8h2286" svg:viewBox="0 0 4573 9">
            <text:p/>
          </draw:connector>
        </draw:g>
        <draw:custom-shape draw:style-name="gr14" draw:text-style-name="P5" draw:layer="layout" svg:width="17.526cm" svg:height="12.319cm" svg:x="1.508cm" svg:y="12.0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xml:id="id40" draw:id="id40" draw:layer="layout" svg:width="5.969cm" svg:height="1.905cm" svg:x="11.287cm" svg:y="12.938cm">
          <text:p text:style-name="P10"><text:span text:style-name="T6">Thesis Python</text:span></text:p>
          <text:p text:style-name="P10"><text:span text:style-name="T6">EODC 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2.413cm" svg:height="3.048cm" svg:x="2.016cm" svg:y="15.986cm">
          <text:p text:style-name="P1">v0.0.2</text:p>
          <text:p text:style-name="P1">Core</text:p>
          <text:p text:style-name="P1">API</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3" draw:layer="layout" svg:width="2.413cm" svg:height="3.048cm" svg:x="15.986cm" svg:y="15.986cm">
          <text:p text:style-name="P10"><text:span text:style-name="T6">Thesis</text:span></text:p>
          <text:p text:style-name="P10"><text:span text:style-name="T6">Core</text:span></text:p>
          <text:p text:style-name="P10"><text:span text:style-name="T6">API</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8" draw:text-style-name="P14" xml:id="id42" draw:id="id42" draw:layer="layout" svg:width="5.969cm" svg:height="1.905cm" svg:x="3.032cm" svg:y="19.542cm">
          <text:p text:style-name="P1">version 0.0.2</text:p>
          <text:p text:style-name="P1">Python 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xml:id="id41" draw:id="id41" draw:layer="layout" svg:width="5.969cm" svg:height="1.905cm" svg:x="3.032cm" svg:y="12.938cm">
          <text:p text:style-name="P1">release-0.0.2</text:p>
          <text:p text:style-name="P1">EODC Back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39" draw:id="id39" draw:layer="layout" svg:width="5.969cm" svg:height="1.905cm" svg:x="11.287cm" svg:y="19.542cm">
          <text:p text:style-name="P10"><text:span text:style-name="T6">Thesis</text:span></text:p>
          <text:p text:style-name="P10"><text:span text:style-name="T6">Python 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5" draw:layer="layout" svg:x1="14.271cm" svg:y1="19.542cm" svg:x2="14.271cm" svg:y2="14.843cm" draw:start-shape="id39" draw:start-glue-point="0" draw:end-shape="id40" draw:end-glue-point="2" svg:d="M14271 19542v-4699" svg:viewBox="0 0 1 4700">
          <text:p/>
        </draw:connector>
        <draw:connector draw:style-name="gr19" draw:text-style-name="P5" draw:layer="layout" svg:x1="6.016cm" svg:y1="14.843cm" svg:x2="6.016cm" svg:y2="19.542cm" draw:start-shape="id41" draw:start-glue-point="2" draw:end-shape="id42" draw:end-glue-point="0" svg:d="M6016 14843v4699" svg:viewBox="0 0 1 4700">
          <text:p/>
        </draw:connector>
        <draw:line draw:style-name="gr20" draw:text-style-name="P5" draw:layer="layout" svg:x1="15.986cm" svg:y1="17.51cm" svg:x2="14.335cm" svg:y2="17.51cm">
          <text:p/>
        </draw:line>
        <draw:line draw:style-name="gr20" draw:text-style-name="P5" draw:layer="layout" svg:x1="4.556cm" svg:y1="17.51cm" svg:x2="5.953cm" svg:y2="17.51cm">
          <text:p/>
        </draw:line>
        <draw:custom-shape draw:style-name="gr21" draw:text-style-name="P17" draw:layer="layout" svg:width="3.81cm" svg:height="1.016cm" svg:x="8.239cm" svg:y="17.002cm">
          <text:p text:style-name="P1">Versus</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8" xml:id="id43" draw:id="id43" draw:layer="layout" svg:width="3.937cm" svg:height="2.032cm" svg:x="7.985cm" svg:y="22.209cm">
          <text:p text:style-name="P1">Use Cas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draw:line-skew="1.15cm 0.371cm" svg:x1="11.922cm" svg:y1="23.225cm" svg:x2="14.271cm" svg:y2="21.447cm" draw:start-shape="id43" draw:start-glue-point="1" draw:end-shape="id39" draw:end-glue-point="2" svg:d="M11922 23225h1651l698-889v-889" svg:viewBox="0 0 2350 1779">
          <text:p/>
        </draw:connector>
        <draw:connector draw:style-name="gr4" draw:text-style-name="P5" draw:layer="layout" draw:type="lines" draw:line-skew="-0.768cm 0.371cm" svg:x1="7.985cm" svg:y1="23.225cm" svg:x2="6.016cm" svg:y2="21.447cm" draw:start-shape="id43" draw:start-glue-point="3" draw:end-shape="id42" draw:end-glue-point="2" svg:d="M7985 23225h-1270l-699-889v-889" svg:viewBox="0 0 1970 177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draw:marker draw:name="Short_20_line_20_Arrow" draw:display-name="Short line Arrow" svg:viewBox="0 0 3000 3000" svg:d="M1500 0l1500 2789v211h-114l-1286-2392v2392h-200v-2392l-1286 2392h-114v-21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0T12:04:07.473031064</meta:creation-date>
    <dc:date>2018-11-13T16:15:24.325000000</dc:date>
    <meta:editing-duration>PT31M27S</meta:editing-duration>
    <meta:editing-cycles>12</meta:editing-cycles>
    <meta:generator>LibreOffice/6.1.3.2$Windows_X86_64 LibreOffice_project/86daf60bf00efa86ad547e59e09d6bb77c699acb</meta:generator>
    <meta:document-statistic meta:object-count="107"/>
  </office:meta>
</office:document-meta>
</file>